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22cm"/>
    </style:style>
    <style:style style:name="ro5" style:family="table-row">
      <style:table-row-properties style:row-height="1.048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fo:font-size="22pt" style:font-size-asian="20pt" style:font-size-complex="20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style:paragraph-properties fo:margin-left="0cm" fo:margin-right="0cm" fo:margin-top="0cm" fo:margin-bottom="0.5cm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, they’re just things to think about</text:p>
              </text:list-item>
              <text:list-item>
                <text:p>Not the only things to think about, just the first two things to think about</text:p>
              </text:list-item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6"><text:span text:style-name="T1">CREATE TABLE tags (</text:span></text:p>
              </text:list-item>
              <text:list-item>
                <text:p text:style-name="P6"><text:span text:style-name="T1"><text:s/></text:span><text:span text:style-name="T1">film text NOT NULL REFERENCES films,</text:span></text:p>
              </text:list-item>
              <text:list-item>
                <text:p text:style-name="P6"><text:span text:style-name="T1"><text:s/></text:span><text:span text:style-name="T1">tag text NOT NULL,</text:span></text:p>
              </text:list-item>
              <text:list-item>
                <text:p text:style-name="P6"><text:span text:style-name="T1"><text:s/></text:span><text:span text:style-name="T1">CONSTRAINT film_tags_pk</text:span></text:p>
              </text:list-item>
              <text:list-item>
                <text:p text:style-name="P6"><text:span text:style-name="T1"><text:s text:c="2"/></text:span><text:span text:style-name="T1">PRIMARY KEY (film, tag)</text:span></text:p>
              </text:list-item>
              <text:list-item>
                <text:p text:style-name="P6"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1">{</text:span></text:p>
              </text:list-item>
              <text:list-item>
                <text:p text:style-name="P6"><text:span text:style-name="T1"><text:s text:c="2"/></text:span><text:span text:style-name="T1">"path": [1, "/tags"],</text:span></text:p>
              </text:list-item>
              <text:list-item>
                <text:p text:style-name="P6"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 text:style-name="P6"><text:span text:style-name="T1"><text:s text:c="2"/></text:span><text:span text:style-name="T1">"PUT": {</text:span></text:p>
              </text:list-item>
              <text:list-item>
                <text:p text:style-name="P6"><text:span text:style-name="T1"><text:s text:c="4"/></text:span><text:span text:style-name="T1">"table": "tags",</text:span></text:p>
              </text:list-item>
              <text:list-item>
                <text:p text:style-name="P6"><text:span text:style-name="T1"><text:s text:c="4"/></text:span><text:span text:style-name="T1">"existing": "SELECT tag FROM tags</text:span></text:p>
              </text:list-item>
              <text:list-item>
                <text:p text:style-name="P6"><text:span text:style-name="T1"><text:s text:c="12"/></text:span><text:span text:style-name="T1">WHERE film=$1",</text:span></text:p>
              </text:list-item>
              <text:list-item>
                <text:p text:style-name="P6"><text:span text:style-name="T1"><text:s text:c="4"/></text:span><text:span text:style-name="T1">"delete": “DELETE FROM tags</text:span></text:p>
              </text:list-item>
              <text:list-item>
                <text:p text:style-name="P6"><text:span text:style-name="T1"><text:s text:c="12"/></text:span><text:span text:style-name="T1">WHERE film=$1 AND tag=$2",</text:span></text:p>
              </text:list-item>
              <text:list-item>
                <text:p text:style-name="P6"><text:span text:style-name="T1"><text:s text:c="4"/></text:span><text:span text:style-name="T1">"columns": {</text:span></text:p>
              </text:list-item>
              <text:list-item>
                <text:p text:style-name="P6"><text:span text:style-name="T1"><text:s text:c="6"/></text:span><text:span text:style-name="T1">"film": {"key": true, "source": 1},</text:span></text:p>
              </text:list-item>
              <text:list-item>
                <text:p text:style-name="P6"><text:span text:style-name="T1"><text:s text:c="6"/></text:span><text:span text:style-name="T1">"tag": {"key": true}</text:span></text:p>
              </text:list-item>
              <text:list-item>
                <text:p text:style-name="P6"><text:span text:style-name="T1"><text:s text:c="4"/></text:span><text:span text:style-name="T1">}</text:span></text:p>
              </text:list-item>
              <text:list-item>
                <text:p text:style-name="P6"><text:span text:style-name="T1"><text:s text:c="2"/></text:span><text:span text:style-name="T1">},</text:span></text:p>
              </text:list-item>
              <text:list-item>
                <text:p text:style-name="P6"><text:span text:style-name="T1"><text:s text:c="2"/></text:span><text:span text:style-name="T1">"DELETE": "DELETE FROM tags WHERE film=$1"</text:span></text:p>
              </text:list-item>
              <text:list-item>
                <text:p text:style-name="P6"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6"><text:span text:style-name="T1">CREATE TABLE tags (</text:span></text:p>
              </text:list-item>
              <text:list-item>
                <text:p text:style-name="P6"><text:span text:style-name="T1"><text:s/></text:span><text:span text:style-name="T1">film text NOT NULL REFERENCES films,</text:span></text:p>
              </text:list-item>
              <text:list-item>
                <text:p text:style-name="P6"><text:span text:style-name="T1"><text:s/></text:span><text:span text:style-name="T1">tag text NOT NULL,</text:span></text:p>
              </text:list-item>
              <text:list-item>
                <text:p text:style-name="P6"><text:span text:style-name="T1"><text:s/></text:span><text:span text:style-name="T1">CONSTRAINT film_tags_pk PRIMARY KEY</text:span></text:p>
              </text:list-item>
              <text:list-item>
                <text:p text:style-name="P6"><text:span text:style-name="T1"><text:s text:c="2"/></text:span><text:span text:style-name="T1">(film_slug, slug)</text:span></text:p>
              </text:list-item>
              <text:list-item>
                <text:p text:style-name="P6"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1">{</text:span></text:p>
              </text:list-item>
              <text:list-item>
                <text:p text:style-name="P6"><text:span text:style-name="T1"><text:s text:c="2"/></text:span><text:span text:style-name="T1">"path": [1, "/tags"],</text:span></text:p>
              </text:list-item>
              <text:list-item>
                <text:p text:style-name="P6"><text:span text:style-name="T1"><text:s text:c="2"/></text:span><text:span text:style-name="T2">"GET": "SELECT tag FROM tags WHERE film=$1",</text:span></text:p>
              </text:list-item>
              <text:list-item>
                <text:p text:style-name="P6"><text:span text:style-name="T1"><text:s text:c="2"/></text:span><text:span text:style-name="T1">"PUT": {</text:span></text:p>
              </text:list-item>
              <text:list-item>
                <text:p text:style-name="P6"><text:span text:style-name="T1"><text:s text:c="4"/></text:span><text:span text:style-name="T1">"table": "tags",</text:span></text:p>
              </text:list-item>
              <text:list-item>
                <text:p text:style-name="P6"><text:span text:style-name="T1"><text:s text:c="4"/></text:span><text:span text:style-name="T1">"existing": "SELECT tag FROM tags</text:span></text:p>
              </text:list-item>
              <text:list-item>
                <text:p text:style-name="P6"><text:span text:style-name="T1"><text:s text:c="12"/></text:span><text:span text:style-name="T1">WHERE film=$1",</text:span></text:p>
              </text:list-item>
              <text:list-item>
                <text:p text:style-name="P6"><text:span text:style-name="T1"><text:s text:c="4"/></text:span><text:span text:style-name="T1">"delete": “DELETE FROM tags</text:span></text:p>
              </text:list-item>
              <text:list-item>
                <text:p text:style-name="P6"><text:span text:style-name="T1"><text:s text:c="12"/></text:span><text:span text:style-name="T1">WHERE film=$1 AND tag=$2",</text:span></text:p>
              </text:list-item>
              <text:list-item>
                <text:p text:style-name="P6"><text:span text:style-name="T1"><text:s text:c="4"/></text:span><text:span text:style-name="T1">"columns": {</text:span></text:p>
              </text:list-item>
              <text:list-item>
                <text:p text:style-name="P6"><text:span text:style-name="T1"><text:s text:c="6"/></text:span><text:span text:style-name="T1">"film": {"key": true, "source": 1},</text:span></text:p>
              </text:list-item>
              <text:list-item>
                <text:p text:style-name="P6"><text:span text:style-name="T1"><text:s text:c="6"/></text:span><text:span text:style-name="T1">"tag": {"key": true}</text:span></text:p>
              </text:list-item>
              <text:list-item>
                <text:p text:style-name="P6"><text:span text:style-name="T1"><text:s text:c="4"/></text:span><text:span text:style-name="T1">}</text:span></text:p>
              </text:list-item>
              <text:list-item>
                <text:p text:style-name="P6"><text:span text:style-name="T1"><text:s text:c="2"/></text:span><text:span text:style-name="T1">},</text:span></text:p>
              </text:list-item>
              <text:list-item>
                <text:p text:style-name="P6"><text:span text:style-name="T1"><text:s text:c="2"/></text:span><text:span text:style-name="T1">"DELETE": "DELETE FROM tags WHERE film=$1"</text:span></text:p>
              </text:list-item>
              <text:list-item>
                <text:p text:style-name="P6"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6"><text:span text:style-name="T1">CREATE TABLE tags (</text:span></text:p>
              </text:list-item>
              <text:list-item>
                <text:p text:style-name="P6"><text:span text:style-name="T1"><text:s/></text:span><text:span text:style-name="T1">film text NOT NULL REFERENCES films,</text:span></text:p>
              </text:list-item>
              <text:list-item>
                <text:p text:style-name="P6"><text:span text:style-name="T1"><text:s/></text:span><text:span text:style-name="T1">tag text NOT NULL,</text:span></text:p>
              </text:list-item>
              <text:list-item>
                <text:p text:style-name="P6"><text:span text:style-name="T1"><text:s/></text:span><text:span text:style-name="T1">CONSTRAINT film_tags_pk PRIMARY KEY</text:span></text:p>
              </text:list-item>
              <text:list-item>
                <text:p text:style-name="P6"><text:span text:style-name="T1"><text:s text:c="2"/></text:span><text:span text:style-name="T1">(film_slug, slug)</text:span></text:p>
              </text:list-item>
              <text:list-item>
                <text:p text:style-name="P6"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 text:style-name="P6"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 text:style-name="P6"><text:span text:style-name="T1">"action"</text:span></text:p>
              </text:list-item>
              <text:list-item>
                <text:p text:style-name="P6"><text:span text:style-name="T1">"adventure"</text:span></text:p>
              </text:list-item>
              <text:list-item>
                <text:p text:style-name="P6"><text:span text:style-name="T1">"sci-fi"</text:span></text:p>
              </text:list-item>
              <text:list-item>
                <text:p text:style-name="P6"><text:span text:style-name="T1">"robots"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9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3">Write size</text:p>
              </table:table-cell>
              <table:table-cell>
                <text:p text:style-name="P13">Writes</text:p>
              </table:table-cell>
              <table:table-cell>
                <text:p text:style-name="P13">Total time</text:p>
              </table:table-cell>
              <table:table-cell>
                <text:p text:style-name="P13">Time per write<text:line-break/><text:line-break/></text:p>
              </table:table-cell>
              <table:table-cell>
                <text:p text:style-name="P13">Time per byte</text:p>
              </table:table-cell>
            </table:table-row>
            <table:table-row table:style-name="ro5" table:default-cell-style-name="ce1">
              <table:table-cell>
                <text:p text:style-name="P13">1KB</text:p>
              </table:table-cell>
              <table:table-cell>
                <text:p text:style-name="P13">10240</text:p>
              </table:table-cell>
              <table:table-cell>
                <text:p text:style-name="P13">21ms</text:p>
              </table:table-cell>
              <table:table-cell>
                <text:p text:style-name="P13"><text:span text:style-name="T7">2</text:span>μs</text:p>
              </table:table-cell>
              <table:table-cell>
                <text:p text:style-name="P13">2080ps</text:p>
              </table:table-cell>
            </table:table-row>
            <table:table-row table:style-name="ro5" table:default-cell-style-name="ce1">
              <table:table-cell>
                <text:p text:style-name="P13">16KB</text:p>
              </table:table-cell>
              <table:table-cell>
                <text:p text:style-name="P13">640</text:p>
              </table:table-cell>
              <table:table-cell>
                <text:p text:style-name="P13">9ms</text:p>
              </table:table-cell>
              <table:table-cell>
                <text:p text:style-name="P13"><text:span text:style-name="T7">15</text:span>μs</text:p>
              </table:table-cell>
              <table:table-cell>
                <text:p text:style-name="P13">932ps</text:p>
              </table:table-cell>
            </table:table-row>
            <table:table-row table:style-name="ro5" table:default-cell-style-name="ce1">
              <table:table-cell>
                <text:p text:style-name="P13">512KB</text:p>
              </table:table-cell>
              <table:table-cell>
                <text:p text:style-name="P13">20</text:p>
              </table:table-cell>
              <table:table-cell>
                <text:p text:style-name="P13">9ms</text:p>
              </table:table-cell>
              <table:table-cell>
                <text:p text:style-name="P13"><text:span text:style-name="T7">480</text:span>μs</text:p>
              </table:table-cell>
              <table:table-cell>
                <text:p text:style-name="P13">916p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4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4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5"><text:span text:style-name="T1"/></text:p>
              </text:list-item>
              <text:list-item>
                <text:p text:style-name="P15"><text:span text:style-name="T1">for ( const auto &amp;row : rs ) {</text:span></text:p>
              </text:list-item>
              <text:list-item>
                <text:p text:style-name="P15"><text:span text:style-name="T1"><text:s text:c="4"/></text:span><text:span text:style-name="T1">bool first{true};</text:span></text:p>
              </text:list-item>
              <text:list-item>
                <text:p text:style-name="P15"><text:span text:style-name="T1"><text:s text:c="4"/></text:span><text:span text:style-name="T1">for ( const json &amp;field : row ) {</text:span></text:p>
              </text:list-item>
              <text:list-item>
                <text:p text:style-name="P15"><text:span text:style-name="T1"><text:s text:c="8"/></text:span><text:span text:style-name="T1">if ( not first ) buffer += ',';</text:span></text:p>
              </text:list-item>
              <text:list-item>
                <text:p text:style-name="P15"><text:span text:style-name="T1"><text:s text:c="8"/></text:span><text:span text:style-name="T1">else first = false;</text:span></text:p>
              </text:list-item>
              <text:list-item>
                <text:p text:style-name="P15"><text:span text:style-name="T1"><text:s text:c="8"/></text:span><text:span text:style-name="T1">std::cout &lt;&lt; stringify(field);</text:span></text:p>
              </text:list-item>
              <text:list-item>
                <text:p text:style-name="P15"><text:span text:style-name="T1"><text:s text:c="4"/></text:span><text:span text:style-name="T1">}</text:span></text:p>
              </text:list-item>
              <text:list-item>
                <text:p text:style-name="P15"><text:span text:style-name="T4"><text:s text:c="4"/></text:span><text:span text:style-name="T1">std::cout &lt;&lt; <text:s/>'\n';</text:span></text:p>
              </text:list-item>
              <text:list-item>
                <text:p text:style-name="P15"><text:span text:style-name="T1"><text:s text:c="4"/></text:span></text:p>
              </text:list-item>
              <text:list-item>
                <text:p text:style-name="P15"><text:span text:style-name="T1"><text:s text:c="4"/></text:span></text:p>
              </text:list-item>
              <text:list-item>
                <text:p text:style-name="P15"><text:span text:style-name="T1">}</text:span></text:p>
              </text:list-item>
              <text:list-item>
                <text:p text:style-name="P15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5"><text:span text:style-name="T1">std::string buffer;</text:span></text:p>
              </text:list-item>
              <text:list-item>
                <text:p text:style-name="P15"><text:span text:style-name="T1">for ( const auto &amp;row : rs ) {</text:span></text:p>
              </text:list-item>
              <text:list-item>
                <text:p text:style-name="P15"><text:span text:style-name="T1"><text:s text:c="4"/></text:span><text:span text:style-name="T1">bool first{true};</text:span></text:p>
              </text:list-item>
              <text:list-item>
                <text:p text:style-name="P15"><text:span text:style-name="T1"><text:s text:c="4"/></text:span><text:span text:style-name="T1">for ( const json &amp;field : row ) {</text:span></text:p>
              </text:list-item>
              <text:list-item>
                <text:p text:style-name="P15"><text:span text:style-name="T1"><text:s text:c="8"/></text:span><text:span text:style-name="T1">if ( not first ) buffer += ',';</text:span></text:p>
              </text:list-item>
              <text:list-item>
                <text:p text:style-name="P15"><text:span text:style-name="T1"><text:s text:c="8"/></text:span><text:span text:style-name="T1">else first = false;</text:span></text:p>
              </text:list-item>
              <text:list-item>
                <text:p text:style-name="P15"><text:span text:style-name="T1"><text:s text:c="8"/></text:span><text:span text:style-name="T1">stringify(field, buffer);</text:span></text:p>
              </text:list-item>
              <text:list-item>
                <text:p text:style-name="P15"><text:span text:style-name="T1"><text:s text:c="4"/></text:span><text:span text:style-name="T1">}</text:span></text:p>
              </text:list-item>
              <text:list-item>
                <text:p text:style-name="P15"><text:span text:style-name="T1"><text:s text:c="4"/></text:span><text:span text:style-name="T1">buffer += '\n';</text:span></text:p>
              </text:list-item>
              <text:list-item>
                <text:p text:style-name="P15"><text:span text:style-name="T1"><text:s text:c="4"/></text:span><text:span text:style-name="T1">if ( buffer.size() &gt; (60 &lt;&lt; 10) ) {</text:span></text:p>
              </text:list-item>
              <text:list-item>
                <text:p text:style-name="P15"><text:span text:style-name="T1"><text:s text:c="8"/></text:span><text:span text:style-name="T1">std::cout &lt;&lt; buffer; buffer.clear(); }</text:span></text:p>
              </text:list-item>
              <text:list-item>
                <text:p text:style-name="P15"><text:span text:style-name="T1">}</text:span></text:p>
              </text:list-item>
              <text:list-item>
                <text:p text:style-name="P15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5"><text:span text:style-name="T1">std::setvbuf(stdout, NULL, _IONBF, 0);</text:span></text:p>
              </text:list-item>
              <text:list-item>
                <text:p text:style-name="P15"><text:span text:style-name="T1">std::string buffer;</text:span></text:p>
              </text:list-item>
              <text:list-item>
                <text:p text:style-name="P15"><text:span text:style-name="T1">for ( const auto &amp;row : rs ) {</text:span></text:p>
              </text:list-item>
              <text:list-item>
                <text:p text:style-name="P15"><text:span text:style-name="T1"><text:s text:c="4"/></text:span><text:span text:style-name="T1">bool first{true};</text:span></text:p>
              </text:list-item>
              <text:list-item>
                <text:p text:style-name="P15"><text:span text:style-name="T1"><text:s text:c="4"/></text:span><text:span text:style-name="T1">for ( const json &amp;field : row ) {</text:span></text:p>
              </text:list-item>
              <text:list-item>
                <text:p text:style-name="P15"><text:span text:style-name="T1"><text:s text:c="8"/></text:span><text:span text:style-name="T1">if ( not first ) buffer += ',';</text:span></text:p>
              </text:list-item>
              <text:list-item>
                <text:p text:style-name="P15"><text:span text:style-name="T1"><text:s text:c="8"/></text:span><text:span text:style-name="T1">else first = false;</text:span></text:p>
              </text:list-item>
              <text:list-item>
                <text:p text:style-name="P15"><text:span text:style-name="T1"><text:s text:c="8"/></text:span><text:span text:style-name="T1">stringify(field, buffer);</text:span></text:p>
              </text:list-item>
              <text:list-item>
                <text:p text:style-name="P15"><text:span text:style-name="T1"><text:s text:c="4"/></text:span><text:span text:style-name="T1">}</text:span></text:p>
              </text:list-item>
              <text:list-item>
                <text:p text:style-name="P15"><text:span text:style-name="T1"><text:s text:c="4"/></text:span><text:span text:style-name="T1">buffer += '\n';</text:span></text:p>
              </text:list-item>
              <text:list-item>
                <text:p text:style-name="P15"><text:span text:style-name="T1"><text:s text:c="4"/></text:span><text:span text:style-name="T1">std::cout &lt;&lt; buffer;</text:span></text:p>
              </text:list-item>
              <text:list-item>
                <text:p text:style-name="P15"><text:span text:style-name="T1"><text:s text:c="4"/></text:span><text:span text:style-name="T1">buffer.clear();</text:span></text:p>
              </text:list-item>
              <text:list-item>
                <text:p text:style-name="P15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6T32" presentation:use-date-time-name="dtd1">
        <office:forms form:automatic-focus="false" form:apply-design-mode="false"/>
        <draw:frame presentation:style-name="pr10" draw:text-style-name="P7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How Postgres sends dat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6T32" presentation:use-date-time-name="dtd1">
        <office:forms form:automatic-focus="false" form:apply-design-mode="false"/>
        <draw:frame presentation:style-name="pr10" draw:text-style-name="P7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hared array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" presentation:presentation-page-layout-name="AL6T32" presentation:use-date-time-name="dtd1">
        <office:forms form:automatic-focus="false" form:apply-design-mode="false"/>
        <draw:frame presentation:style-name="pr10" draw:text-style-name="P7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hared_str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Vivid1" presentation:presentation-page-layout-name="AL6T32" presentation:use-date-time-name="dtd1">
        <draw:frame presentation:style-name="pr10" draw:text-style-name="P7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ad it all, and don’t transform much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 presentation:use-date-time-name="dtd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12H58M33S</meta:editing-duration>
    <meta:editing-cycles>26</meta:editing-cycles>
    <meta:generator>LibreOffice/6.0.6.2$Linux_X86_64 LibreOffice_project/00m0$Build-2</meta:generator>
    <dc:title>Vivid</dc:title>
    <dc:date>2018-09-29T16:29:34.991525649</dc:date>
    <meta:document-statistic meta:object-count="194"/>
  </office:meta>
</office:document-meta>
</file>